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Nimbus Mono L" svg:font-family="'Nimbus Mono L'" style:font-family-generic="modern" style:font-pitch="fixed"/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62cm" fo:min-width="0.012cm" fo:padding-top="0.139cm" fo:padding-bottom="0.139cm" fo:padding-left="0.264cm" fo:padding-right="0.264cm"/>
    </style:style>
    <style:style style:name="gr6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7" style:family="graphic" style:parent-style-name="objectwithoutfill">
      <style:graphic-properties draw:stroke="solid" draw:stroke-dash="Dashed_20__28_var_29_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Dashed_20__28_var_29_" draw:fill="none" draw:textarea-vertical-align="middle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02cm" fo:min-width="2.7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906cm" fo:min-width="3.36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312cm" fo:min-width="0.5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1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374cm" fo:min-width="0.51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128cm" fo:min-width="0cm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63cm"/>
    </style:style>
    <style:style style:name="gr1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1" style:family="graphic" style:parent-style-name="objectwithoutfill">
      <style:graphic-properties draw:stroke="dash" draw:stroke-dash="Dashed_20__28_var_29_" svg:stroke-width="0.053cm" svg:stroke-color="#ff6600" draw:marker-start="Square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Dashed_20__28_var_29_" svg:stroke-width="0.035cm" svg:stroke-color="#0084d1" draw:marker-start="Square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text-properties fo:color="#ff6600" style:font-name="Nimbus Mono L" fo:font-size="14pt" fo:font-style="normal" fo:font-weight="bold"/>
    </style:style>
    <style:style style:name="P10" style:family="paragraph">
      <loext:graphic-properties draw:fill="none" draw:fill-color="#ffffff"/>
      <style:text-properties fo:color="#ff6600" style:font-name="Nimbus Mono L" fo:font-size="14pt" fo:font-style="normal" fo:font-weight="bold"/>
    </style:style>
    <style:style style:name="P11" style:family="paragraph">
      <style:text-properties fo:color="#0084d1" style:font-name="Nimbus Mono L" fo:font-size="14pt" fo:font-style="normal" fo:font-weight="normal"/>
    </style:style>
    <style:style style:name="P12" style:family="paragraph">
      <loext:graphic-properties draw:fill="none" draw:fill-color="#ffffff"/>
      <style:text-properties fo:color="#0084d1" style:font-name="Nimbus Mono L" fo:font-size="14pt" fo:font-style="normal" fo:font-weight="normal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286cm" svg:height="0.99cm" svg:x="10.592cm" svg:y="1.524cm">
          <draw:text-box>
            <text:p text:style-name="P1">object</text:p>
          </draw:text-box>
        </draw:frame>
        <draw:frame draw:style-name="gr2" draw:text-style-name="P2" draw:layer="layout" svg:width="2.286cm" svg:height="0.962cm" svg:x="10.592cm" svg:y="5.131cm">
          <draw:text-box>
            <text:p text:style-name="P1">A</text:p>
          </draw:text-box>
        </draw:frame>
        <draw:frame draw:style-name="gr2" draw:text-style-name="P2" draw:layer="layout" svg:width="2.286cm" svg:height="0.962cm" svg:x="10.592cm" svg:y="8.738cm">
          <draw:text-box>
            <text:p text:style-name="P1">B</text:p>
          </draw:text-box>
        </draw:frame>
        <draw:frame draw:style-name="gr2" draw:text-style-name="P2" draw:layer="layout" svg:width="2.286cm" svg:height="0.962cm" svg:x="10.592cm" svg:y="12.344cm">
          <draw:text-box>
            <text:p text:style-name="P1">C</text:p>
          </draw:text-box>
        </draw:frame>
        <draw:line draw:style-name="gr3" draw:text-style-name="P3" draw:layer="layout" svg:x1="11.762cm" svg:y1="2.515cm" svg:x2="11.762cm" svg:y2="5.131cm">
          <text:p/>
        </draw:line>
        <draw:line draw:style-name="gr3" draw:text-style-name="P3" draw:layer="layout" svg:x1="11.762cm" svg:y1="6.096cm" svg:x2="11.762cm" svg:y2="8.738cm">
          <text:p/>
        </draw:line>
        <draw:line draw:style-name="gr3" draw:text-style-name="P3" draw:layer="layout" svg:x1="11.762cm" svg:y1="9.703cm" svg:x2="11.762cm" svg:y2="12.345cm">
          <text:p/>
        </draw:line>
        <draw:g>
          <draw:frame draw:style-name="gr4" draw:text-style-name="P4" draw:layer="layout" svg:width="0.762cm" svg:height="0.962cm" svg:x="14.849cm" svg:y="5.08cm">
            <draw:text-box>
              <text:p>a</text:p>
            </draw:text-box>
          </draw:frame>
          <draw:custom-shape draw:style-name="gr5" draw:text-style-name="P3" draw:layer="layout" svg:width="0.762cm" svg:height="0.762cm" svg:x="14.9cm" svg:y="5.23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4" draw:text-style-name="P4" draw:layer="layout" svg:width="0.762cm" svg:height="0.962cm" svg:x="14.884cm" svg:y="8.738cm">
            <draw:text-box>
              <text:p>b</text:p>
            </draw:text-box>
          </draw:frame>
          <draw:custom-shape draw:style-name="gr5" draw:text-style-name="P3" draw:layer="layout" svg:width="0.762cm" svg:height="0.762cm" svg:x="14.908cm" svg:y="8.8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4" draw:text-style-name="P4" draw:layer="layout" svg:width="0.762cm" svg:height="0.962cm" svg:x="14.857cm" svg:y="13.057cm">
            <draw:text-box>
              <text:p>c</text:p>
            </draw:text-box>
          </draw:frame>
          <draw:custom-shape draw:style-name="gr5" draw:text-style-name="P3" draw:layer="layout" svg:width="0.762cm" svg:height="0.762cm" svg:x="14.908cm" svg:y="13.2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4" draw:text-style-name="P4" draw:layer="layout" svg:width="0.762cm" svg:height="0.962cm" svg:x="14.866cm" svg:y="11.557cm">
            <draw:text-box>
              <text:p>a</text:p>
            </draw:text-box>
          </draw:frame>
          <draw:custom-shape draw:style-name="gr5" draw:text-style-name="P3" draw:layer="layout" svg:width="0.762cm" svg:height="0.762cm" svg:x="14.917cm" svg:y="11.7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6" draw:text-style-name="P3" draw:layer="layout" svg:x1="12.878cm" svg:y1="5.588cm" svg:x2="14.91cm" svg:y2="5.588cm">
          <text:p/>
        </draw:line>
        <draw:line draw:style-name="gr6" draw:text-style-name="P3" draw:layer="layout" svg:x1="12.878cm" svg:y1="9.188cm" svg:x2="14.91cm" svg:y2="9.188cm">
          <text:p/>
        </draw:line>
        <draw:line draw:style-name="gr7" draw:text-style-name="P3" draw:layer="layout" svg:x1="12.878cm" svg:y1="12.888cm" svg:x2="13.97cm" svg:y2="12.888cm">
          <text:p/>
        </draw:line>
        <draw:line draw:style-name="gr8" draw:text-style-name="P3" draw:layer="layout" svg:x1="13.97cm" svg:y1="12.888cm" svg:x2="13.97cm" svg:y2="13.599cm">
          <text:p/>
        </draw:line>
        <draw:line draw:style-name="gr8" draw:text-style-name="P3" draw:layer="layout" svg:x1="13.97cm" svg:y1="13.589cm" svg:x2="14.91cm" svg:y2="13.589cm">
          <text:p/>
        </draw:line>
        <draw:line draw:style-name="gr9" draw:text-style-name="P3" draw:layer="layout" svg:x1="13.97cm" svg:y1="12.878cm" svg:x2="13.97cm" svg:y2="12.167cm">
          <text:p/>
        </draw:line>
        <draw:line draw:style-name="gr9" draw:text-style-name="P3" draw:layer="layout" svg:x1="13.97cm" svg:y1="12.177cm" svg:x2="14.91cm" svg:y2="12.177cm">
          <text:p/>
        </draw:line>
        <draw:frame draw:style-name="gr4" draw:text-style-name="P4" draw:layer="layout" svg:width="1.524cm" svg:height="0.962cm" svg:x="16.302cm" svg:y="5.131cm">
          <draw:text-box>
            <text:p>&gt; 0</text:p>
          </draw:text-box>
        </draw:frame>
        <draw:custom-shape draw:style-name="gr10" draw:text-style-name="P3" draw:layer="layout" svg:width="3.251cm" svg:height="1.27cm" svg:x="14.578cm" svg:y="4.9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962cm" draw:transform="rotate (1.5707963267949) translate (14.786cm 4.826cm)">
          <draw:text-box>
            <text:p>== 0</text:p>
          </draw:text-box>
        </draw:frame>
        <draw:custom-shape draw:style-name="gr10" draw:text-style-name="P3" draw:layer="layout" svg:width="3.251cm" svg:height="1.27cm" draw:transform="rotate (1.5707963267949) translate (14.605cm 6.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251cm" svg:height="1.27cm" svg:x="14.578cm" svg:y="8.5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24cm" svg:height="0.962cm" svg:x="16.154cm" svg:y="8.731cm">
          <draw:text-box>
            <text:p>!= 1</text:p>
          </draw:text-box>
        </draw:frame>
        <draw:custom-shape draw:style-name="gr10" draw:text-style-name="P3" draw:layer="layout" svg:width="3.251cm" svg:height="1.27cm" svg:x="14.578cm" svg:y="11.4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524cm" svg:height="0.962cm" svg:x="16.302cm" svg:y="11.582cm">
          <draw:text-box>
            <text:p>&gt; 5</text:p>
          </draw:text-box>
        </draw:frame>
        <draw:custom-shape draw:style-name="gr10" draw:text-style-name="P3" draw:layer="layout" svg:width="3.251cm" svg:height="1.27cm" svg:x="14.578cm" svg:y="12.95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748cm" svg:height="1.741cm" svg:x="15.602cm" svg:y="13.157cm">
          <draw:text-box>
            <text:p text:style-name="P5">== “val”</text:p>
          </draw:text-box>
        </draw:frame>
        <draw:custom-shape draw:style-name="gr12" draw:text-style-name="P3" draw:layer="layout" svg:width="3.864cm" svg:height="3.156cm" svg:x="16.71cm" svg:y="0.6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016cm" svg:height="0.562cm" svg:x="17.018cm" svg:y="0.962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576cm" svg:height="0.806cm" svg:x="18.182cm" svg:y="0.808cm">
          <draw:text-box>
            <text:p text:style-name="P7">type</text:p>
          </draw:text-box>
        </draw:frame>
        <draw:custom-shape draw:style-name="gr15" draw:text-style-name="P3" draw:layer="layout" svg:width="1.016cm" svg:height="0.624cm" svg:x="17.018cm" svg:y="1.93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592cm" svg:height="0.806cm" svg:x="18.182cm" svg:y="1.809cm">
          <draw:text-box>
            <text:p text:style-name="P7">condition</text:p>
          </draw:text-box>
        </draw:frame>
        <draw:custom-shape draw:style-name="gr17" draw:text-style-name="P3" draw:layer="layout" svg:width="0.56cm" svg:height="0.56cm" svg:x="17.22cm" svg:y="2.9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8" draw:layer="layout" svg:width="2.338cm" svg:height="0.806cm" svg:x="18.182cm" svg:y="2.781cm">
          <draw:text-box>
            <text:p text:style-name="P7">attribute</text:p>
          </draw:text-box>
        </draw:frame>
        <draw:g>
          <draw:line draw:style-name="gr19" draw:text-style-name="P3" draw:layer="layout" svg:x1="20.817cm" svg:y1="0.864cm" svg:x2="20.817cm" svg:y2="2.642cm">
            <text:p/>
          </draw:line>
          <draw:line draw:style-name="gr19" draw:text-style-name="P3" draw:layer="layout" svg:x1="20.817cm" svg:y1="0.864cm" svg:x2="20.32cm" svg:y2="0.864cm">
            <text:p/>
          </draw:line>
          <draw:line draw:style-name="gr19" draw:text-style-name="P3" draw:layer="layout" svg:x1="20.817cm" svg:y1="2.641cm" svg:x2="20.32cm" svg:y2="2.641cm">
            <text:p/>
          </draw:line>
        </draw:g>
        <draw:frame draw:style-name="gr20" draw:text-style-name="P8" draw:layer="layout" svg:width="2.137cm" svg:height="0.806cm" svg:x="20.815cm" svg:y="1.219cm">
          <draw:text-box>
            <text:p text:style-name="P7">pattern</text:p>
          </draw:text-box>
        </draw:frame>
        <draw:polyline draw:style-name="gr21" draw:text-style-name="P3" draw:layer="layout" svg:width="14.731cm" svg:height="4.52cm" draw:transform="rotate (-1.5707963267949) translate (15.697cm 0.761999999999999cm)" svg:viewBox="0 0 14732 4521" draw:points="0,4521 13462,4521 13462,1978 1778,1978 1778,0 14732,0">
          <text:p/>
        </draw:polyline>
        <draw:polyline draw:style-name="gr22" draw:text-style-name="P3" draw:layer="layout" svg:width="12.445cm" svg:height="9.397cm" draw:transform="rotate (-1.5707963267949) translate (19.05cm 0.761999999999991cm)" svg:viewBox="0 0 12446 9398" draw:points="0,7620 5080,7620 5080,508 6604,508 6604,9398 8636,9398 8636,254 9906,254 9906,9398 12446,9398 12446,0">
          <text:p/>
        </draw:polyline>
        <draw:frame draw:style-name="gr23" draw:text-style-name="P10" draw:layer="layout" svg:width="4.826cm" svg:height="0.823cm" svg:x="13.516cm" svg:y="15.587cm">
          <draw:text-box>
            <text:p text:style-name="P9">typewise=False</text:p>
          </draw:text-box>
        </draw:frame>
        <draw:frame draw:style-name="gr23" draw:text-style-name="P12" draw:layer="layout" svg:width="4.826cm" svg:height="0.823cm" svg:x="19.05cm" svg:y="12.751cm">
          <draw:text-box>
            <text:p text:style-name="P11">typewise=True</text:p>
          </draw:text-box>
        </draw:frame>
        <draw:frame draw:style-name="gr24" draw:text-style-name="P14" draw:layer="layout" svg:width="2.794cm" svg:height="0.725cm" svg:x="13.538cm" svg:y="16.256cm">
          <draw:text-box>
            <text:p text:style-name="P13">(the default)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Nimbus Mono L" svg:font-family="'Nimbus Mono L'" style:font-family-generic="modern" style:font-pitch="fixed"/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10:55:45.367788632</meta:creation-date>
    <dc:date>2020-10-20T12:07:17.331566645</dc:date>
    <meta:editing-duration>PT48M51S</meta:editing-duration>
    <meta:editing-cycles>12</meta:editing-cycles>
    <meta:generator>LibreOffice/5.1.6.2$Linux_X86_64 LibreOffice_project/10m0$Build-2</meta:generator>
    <meta:document-statistic meta:object-count="76"/>
  </office:meta>
</office:document-meta>
</file>